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 style:list-style-name="L1"/>
    <style:style style:name="P5" style:family="paragraph" style:parent-style-name="OOoTextBody" style:list-style-name="L1"/>
    <style:style style:name="P6" style:family="paragraph" style:parent-style-name="OOoTextBody" style:list-style-name="L1">
      <style:text-properties fo:font-weight="normal" style:font-weight-asian="normal" style:font-weight-complex="normal"/>
    </style:style>
    <style:style style:name="P7" style:family="paragraph" style:parent-style-name="OOoHeading_20_1">
      <style:text-properties style:font-name="MS UI Gothic" fo:font-size="14pt" fo:font-weight="bold" style:font-name-asian="MS UI Gothic" style:font-size-asian="14pt" style:font-weight-asian="bold" style:font-size-complex="14pt" style:font-weight-complex="bold"/>
    </style:style>
    <style:style style:name="P8" style:family="paragraph" style:parent-style-name="OOoHeading_20_2">
      <style:text-properties style:font-name="MS UI Gothic" fo:font-size="12pt" fo:font-weight="bold" style:font-name-asian="MS UI Gothic" style:font-size-asian="12pt" style:font-weight-asian="bold" style:font-size-complex="12pt" style:font-weight-complex="bold"/>
    </style:style>
    <style:style style:name="P9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 fo:font-weight="normal" style:font-name-asian="MS UI Gothic" style:language-asian="ja" style:country-asian="JP" style:font-weight-asian="normal" style:font-weight-complex="normal"/>
    </style:style>
    <style:style style:name="T4" style:family="text">
      <style:text-properties style:font-name="Arial1" fo:font-size="12pt" fo:font-weight="normal" style:font-name-asian="MS UI Gothic" style:font-size-asian="12pt" style:language-asian="ja" style:country-asian="JP" style:font-weight-asian="normal" style:font-size-complex="12pt" style:font-weight-complex="normal"/>
    </style:style>
    <style:style style:name="T5" style:family="text">
      <style:text-properties style:text-underline-style="none" fo:font-weight="normal" style:font-name-asian="MS UI Gothic" style:language-asian="ja" style:country-asian="JP" style:font-weight-asian="normal" style:font-weight-complex="normal"/>
    </style:style>
    <style:style style:name="T6" style:family="text">
      <style:text-properties style:text-underline-style="none" fo:font-weight="normal" style:font-name-asian="MS UI Gothic" style:font-weight-asian="normal" style:font-weight-complex="normal"/>
    </style:style>
    <style:style style:name="T7" style:family="text">
      <style:text-properties style:language-asian="ja" style:country-asian="JP"/>
    </style:style>
    <style:style style:name="T8" style:family="text">
      <style:text-properties style:font-name-asian="MS UI Gothic" style:language-asian="ja" style:country-asian="JP"/>
    </style:style>
    <style:style style:name="T9" style:family="text">
      <style:text-properties fo:font-weight="bold" style:font-name-asian="MS UI Gothic" style:language-asian="ja" style:country-asian="JP" style:font-weight-asian="bold" style:font-weight-complex="bold"/>
    </style:style>
    <style:style style:name="T10" style:family="text">
      <style:text-properties style:font-name="MS UI Gothic" style:font-name-asian="MS UI Gothic"/>
    </style:style>
    <style:style style:name="T11" style:family="text">
      <style:text-properties style:font-name="MS UI Gothic" style:font-name-asian="MS UI Gothic" style:language-asian="ja" style:country-asian="JP"/>
    </style:style>
    <style:style style:name="T12" style:family="text">
      <style:text-properties style:font-name="MS UI Gothic" fo:language="ja" fo:country="JP" style:font-name-asian="MS UI Gothic"/>
    </style:style>
    <style:style style:name="T13" style:family="text">
      <style:text-properties style:font-name="MS UI Gothic" fo:language="ja" fo:country="JP" style:font-name-asian="MS UI Gothic" style:language-asian="ja" style:country-asian="JP"/>
    </style:style>
    <style:style style:name="T14" style:family="text">
      <style:text-properties style:font-name="MS UI Gothic" fo:font-size="12pt" style:font-name-asian="MS UI Gothic" style:font-size-asian="12pt" style:language-asian="ja" style:country-asian="JP" style:font-size-complex="12pt"/>
    </style:style>
    <style:style style:name="T15" style:family="text">
      <style:text-properties style:font-name="MS UI Gothic" fo:font-size="12pt" fo:language="ja" fo:country="JP" style:font-name-asian="MS UI Gothic" style:font-size-asian="12pt" style:font-size-complex="12pt"/>
    </style:style>
    <style:style style:name="T16" style:family="text">
      <style:text-properties style:font-name="MS UI Gothic" fo:font-size="12pt" fo:language="ja" fo:country="JP" style:font-name-asian="MS UI Gothic" style:font-size-asian="12pt" style:language-asian="ja" style:country-asian="JP" style:font-size-complex="12pt"/>
    </style:style>
    <style:style style:name="T17" style:family="text">
      <style:text-properties style:font-name="MS UI Gothic" fo:font-size="12pt" fo:font-weight="normal" style:font-name-asian="MS UI Gothic" style:font-size-asian="12pt" style:language-asian="ja" style:country-asian="JP" style:font-weight-asian="normal" style:font-size-complex="12pt" style:font-weight-complex="normal"/>
    </style:style>
    <style:style style:name="T18" style:family="text">
      <style:text-properties style:font-name="MS UI Gothic" fo:font-size="12pt" fo:font-weight="normal" style:font-name-asian="MS UI Gothic" style:font-size-asian="12pt" style:font-weight-asian="normal" style:font-size-complex="12pt" style:font-weight-complex="normal"/>
    </style:style>
    <style:style style:name="T19" style:family="text">
      <style:text-properties style:font-name="MS UI Gothic" fo:font-weight="normal" style:font-name-asian="MS UI Gothic" style:font-weight-asian="normal" style:font-weight-complex="normal"/>
    </style:style>
    <style:style style:name="T20" style:family="text">
      <style:text-properties style:font-name="MS UI Gothic" fo:font-weight="normal" style:font-name-asian="MS UI Gothic" style:language-asian="ja" style:country-asian="JP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_RefHeading__727_1770520787"/><text:span text:style-name="T7">インストール</text:span><text:bookmark-end text:name="__RefHeading__727_1770520787"/></text:h>
      <text:p text:style-name="OOoTextBody"/>
      <text:p text:style-name="OOoTextBody"/>
      <text:table-of-content text:style-name="Sect1" text:protected="true" text:name="Table of Contents1">
        <text:table-of-content-source text:outline-level="10" text:index-scope="chapter">
          <text:index-title-template text:style-name="OOoToCHead">目次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目次</text:p>
          </text:index-title>
          <text:p text:style-name="P9"><text:a xlink:type="simple" xlink:href="#__RefHeading__727_1770520787" text:style-name="Internet_20_link" text:visited-style-name="Internet_20_link">2 - インストール<text:tab/>1</text:a></text:p>
          <text:p text:style-name="P10"><text:a xlink:type="simple" xlink:href="#__RefHeading__729_1770520787" text:style-name="Internet_20_link" text:visited-style-name="Internet_20_link">2.1 - ソフトウエアのインストール<text:tab/>1</text:a></text:p>
          <text:p text:style-name="P10"><text:a xlink:type="simple" xlink:href="#__RefHeading__621_1770520787" text:style-name="Internet_20_link" text:visited-style-name="Internet_20_link">2.2 - デフォルトのコンフグレーションの変更<text:tab/>1</text:a></text:p>
        </text:index-body>
      </text:table-of-content>
      <text:p text:style-name="OOoTextBody"/>
      <text:p text:style-name="OOoTextBody"/>
      <text:h text:style-name="P8" text:outline-level="2"><text:bookmark-start text:name="__RefHeading__729_1770520787"/><text:span text:style-name="T7">ソフトウエアのインストール</text:span><text:bookmark-end text:name="__RefHeading__729_1770520787"/></text:h>
      <text:p text:style-name="OOoTextBody"><text:bookmark text:name="result_box"/><text:span text:style-name="T11">インストール手順は、K</text:span><text:span text:style-name="T12">icad</text:span><text:span text:style-name="T13">ドキュメント</text:span><text:span text:style-name="T11">に記載されています。</text:span></text:p>
      <text:h text:style-name="OOoHeading_20_2" text:outline-level="2"><text:bookmark-start text:name="__RefHeading__621_1770520787"/><text:span text:style-name="T9">デフォルトのコンフグレーションの変更</text:span><text:bookmark-end text:name="__RefHeading__621_1770520787"/></text:h>
      <text:p text:style-name="OOoTextBody"><text:bookmark text:name="result_box3"/><text:span text:style-name="T14">デフォルトのコンフィグレーションファイル</text:span><text:span text:style-name="T15">kicad.pro</text:span><text:span text:style-name="T14">は </text:span><text:span text:style-name="T4">kicad/share/template にあります</text:span><text:span text:style-name="T14">。</text:span><text:bookmark text:name="result_box2"/><text:span text:style-name="T5">このファイルは、すべての新規プロジェクトの初期設定として使用されます。</text:span><text:span text:style-name="T6"> </text:span></text:p>
      <text:p text:style-name="OOoTextBody"/>
      <text:p text:style-name="Standard"><text:bookmark text:name="result_box1"/><text:span text:style-name="T8">この設定により、ロードされるライブラリを変更するように変更することができます。</text:span></text:p>
      <text:p text:style-name="OOoTextBody"/>
      <text:p text:style-name="OOoTextBody"/>
      <text:p text:style-name="OOoTextBody"><text:bookmark text:name="result_box6"/><text:span text:style-name="T8">これを行うには</text:span>:</text:p>
      <text:list xml:id="list32718121" text:style-name="L1">
        <text:list-item>
          <text:p text:style-name="P4"><text:span text:style-name="T16">直接あるいは</text:span><text:span text:style-name="T15">kicad</text:span><text:span text:style-name="T16">を使って</text:span><text:span text:style-name="T14">、</text:span><text:span text:style-name="T15">pcbnew</text:span><text:span text:style-name="T14">を起動します。</text:span><text:span text:style-name="T19">Windows</text:span><text:span text:style-name="T20">の場合には、</text:span><text:span text:style-name="T2">c:\kicad\bin\pcbnew.exe </text:span><text:span text:style-name="T17">そして</text:span><text:span text:style-name="T18">Linuxで</text:span><text:span text:style-name="T17">、バイナリが/usr/local/kicad/binにある場合には、 </text:span><text:span text:style-name="T2">/usr/local/kicad/bin/kicad </text:span><text:span text:style-name="T3">あるいは</text:span><text:span text:style-name="T2"> /usr/local/kicad/bin/pcbnew <text:s/></text:span><text:span text:style-name="T3">で起動できます。</text:span></text:p>
        </text:list-item>
        <text:list-item>
          <text:p text:style-name="P5"><text:span text:style-name="T8">設定ーライブラリを選択します。</text:span></text:p>
        </text:list-item>
        <text:list-item>
          <text:p text:style-name="P5"><text:bookmark text:name="result_box4"/><text:span text:style-name="T8">必要に応じ編集。</text:span></text:p>
        </text:list-item>
        <text:list-item>
          <text:p text:style-name="P6"><text:span text:style-name="T14">変更されたコンフィグレーションをkicad/share/template/kicad.pro.に保存します</text:span><text:span text:style-name="T10">(メニュ：</text:span><text:span text:style-name="T11">設定の保存</text:span><text:span text:style-name="T10">)</text:span></text:p>
        </text:list-item>
      </text:lis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="100%"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Heading_20_3" style:display-name="Heading 3" style:family="paragraph" style:parent-style-name="Standard" style:next-style-name="Standard" style:class="text" style:master-page-name="">
      <style:paragraph-properties fo:margin="100%"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2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OOoPageStyle" style:page-layout-name="Mpm4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7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8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meta:initial-creator>Keith Cockburn</meta:initial-creator>
    <meta:creation-date>2005-06-13T11:07:19</meta:creation-date>
    <dc:date>2012-07-27T13:30:39.74</dc:date>
    <meta:printed-by>Keith Cockburn</meta:printed-by>
    <meta:print-date>2005-06-13T11:51:17</meta:print-date>
    <dc:language>en-US</dc:language>
    <meta:editing-cycles>22</meta:editing-cycles>
    <meta:editing-duration>PT1H8M43S</meta:editing-duration>
    <meta:document-statistic meta:table-count="0" meta:image-count="0" meta:object-count="0" meta:page-count="1" meta:paragraph-count="21" meta:word-count="175" meta:character-count="601" meta:non-whitespace-character-count="600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./.libreoffice/3/user/template/kicad_manual_template.ott"/>
  </office:meta>
</office:document-meta>
</file>